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ector.h</text:span></text:p>
      <text:p text:style-name="P1"><text:span text:style-name="T1">typedef int Dato;</text:span></text:p>
      <text:p text:style-name="P1"><text:span text:style-name="T1">class Vector<text:s/></text:span><text:span text:style-name="T2">{ </text:span></text:p>
      <text:p text:style-name="P1"><text:span text:style-name="T2"><text:tab/>private:</text:span></text:p>
      <text:p text:style-name="P1"><text:span text:style-name="T2"><text:tab/>// atributos</text:span></text:p>
      <text:p text:style-name="P1"><text:span text:style-name="T2"><text:tab/>int longitud;</text:span></text:p>
      <text:p text:style-name="P1"><text:span text:style-name="T2"><text:tab/>Dato* datos;</text:span></text:p>
      <text:p text:style-name="P1"><text:span text:style-name="T2"/></text:p>
      <text:p text:style-name="P1"><text:span text:style-name="T2"><text:tab/>public:</text:span></text:p>
      <text:p text:style-name="P1"><text:span text:style-name="T2"><text:tab/>// métodos (interfaz)</text:span></text:p>
      <text:p text:style-name="P1"><text:span text:style-name="T2"><text:tab/>// Constructor sin parametros</text:span></text:p>
      <text:p text:style-name="P1"><text:span text:style-name="T2"><text:tab/>// PRE: - </text:span></text:p>
      <text:p text:style-name="P1"><text:span text:style-name="T2"><text:tab/>// POS: construye un vector vacio</text:span></text:p>
      <text:p text:style-name="P1"><text:span text:style-name="T2"><text:tab/>Vector( );</text:span></text:p>
      <text:p text:style-name="P1"><text:span text:style-name="T2"><text:tab/>// Constructor con parametros</text:span></text:p>
      <text:p text:style-name="P1"><text:span text:style-name="T2"><text:tab/>// PRE: tam &gt; 0</text:span></text:p>
      <text:p text:style-name="P1"><text:span text:style-name="T2"><text:tab/>// POS: construye un vector de longitud tam y datos vacios</text:span></text:p>
      <text:p text:style-name="P1"><text:span text:style-name="T2"><text:tab/>Vector ( int tam );</text:span></text:p>
      <text:p text:style-name="P1"><text:span text:style-name="T2"><text:tab/>// Constructor de copia</text:span></text:p>
      <text:p text:style-name="P1"><text:span text:style-name="T2"><text:tab/>Vector<text:s/></text:span><text:span text:style-name="T3">( const Vector &amp; vec );</text:span><text:span text:style-name="T4"/></text:p>
      <text:p text:style-name="P1"><text:span text:style-name="T4"><text:tab/>// mostrar</text:span></text:p>
      <text:p text:style-name="P1"><text:span text:style-name="T4"><text:tab/>// PRE: -</text:span></text:p>
      <text:p text:style-name="P1"><text:span text:style-name="T4"><text:tab/>// POS: recorre el vector y lo imprime por pantalla</text:span></text:p>
      <text:p text:style-name="P1"><text:span text:style-name="T4"><text:tab/>void mostrar( );</text:span></text:p>
      <text:p text:style-name="P1"><text:span text:style-name="T4"><text:tab/>// insertar</text:span></text:p>
      <text:p text:style-name="P1"><text:span text:style-name="T4"><text:tab/>// PRE:<text:s text:c="2"/>0 &lt;= pos &lt; longitud, d tiene que ser un Dato valido</text:span></text:p>
      <text:p text:style-name="P1"><text:span text:style-name="T4"><text:tab/>// POS: inserta el dato d, en la posicion "pos", la 1ra es la 0 </text:span></text:p>
      <text:p text:style-name="P1"><text:span text:style-name="T4"><text:tab/>void insertar (Dato d, int pos);</text:span></text:p>
      <text:p text:style-name="P1"><text:span text:style-name="T4"><text:tab/>// obtener</text:span></text:p>
      <text:p text:style-name="P1"><text:span text:style-name="T4"><text:tab/>// PRE:<text:s text:c="2"/>0 &lt;= pos &lt; longitud, y que el dato exista</text:span></text:p>
      <text:p text:style-name="P1"><text:span text:style-name="T4"><text:tab/>// POS: devuelve el dato que está en pos</text:span></text:p>
      <text:p text:style-name="P1"><text:span text:style-name="T4"><text:tab/>Dato obtener (int pos);</text:span></text:p>
      <text:p text:style-name="P1"><text:span text:style-name="T4"><text:tab/>// redimensionar</text:span></text:p>
      <text:p text:style-name="P1"><text:span text:style-name="T4"><text:tab/>// PRE: tam &gt; 0</text:span></text:p>
      <text:p text:style-name="P1"><text:span text:style-name="T4"><text:tab/>// POS: redimensiona el vector, si tam es mayor que la longitud inicial, deja los datos anteriores y completa con vacios, si es menor, corta los datos que exceden</text:span></text:p>
      <text:p text:style-name="P1"><text:span text:style-name="T4"><text:tab/>void redimensionar ( int tam );</text:span></text:p>
      <text:p text:style-name="P1"><text:span text:style-name="T4"/></text:p>
      <text:p text:style-name="P1"><text:span text:style-name="T4"><text:tab/>// Destructor</text:span></text:p>
      <text:p text:style-name="P1"><text:span text:style-name="T4"><text:tab/>// PRE: -</text:span></text:p>
      <text:p text:style-name="P1"><text:span text:style-name="T4"><text:tab/>// POS: libera recursos utilizados</text:span></text:p>
      <text:p text:style-name="P1"><text:span text:style-name="T4"><text:tab/>~Vector ( );</text:span></text:p>
      <text:p text:style-name="P1"><text:span text:style-name="T4"/></text:p>
      <text:p text:style-name="P1"><text:span text:style-name="T4">};</text:span></text:p>
      <text:p text:style-name="P1"><text:span text:style-name="T4"/></text:p>
      <text:p text:style-name="P1"><text:span text:style-name="T4">ARCHIVO vector.cpp</text:span></text:p>
      <text:p text:style-name="P1"><text:span text:style-name="T4">#</text:span><text:span text:style-name="T5">include "vector.h"</text:span></text:p>
      <text:p text:style-name="P1"><text:span text:style-name="T5">// Constructor sin parametros</text:span></text:p>
      <text:p text:style-name="P1"><text:span text:style-name="T5">Vector :: Vector( )<text:s/></text:span><text:span text:style-name="T6">{</text:span></text:p>
      <text:p text:style-name="P1"><text:span text:style-name="T6"><text:tab/>longitud = 0;</text:span></text:p>
      <text:p text:style-name="P1"><text:span text:style-name="T6"><text:tab/>datos = 0;</text:span></text:p>
      <text:p text:style-name="P1"><text:span text:style-name="T6">}</text:span></text:p>
      <text:p text:style-name="P1"><text:span text:style-name="T6"/></text:p>
      <text:p text:style-name="P1"><text:span text:style-name="T7">// Constructor con parametros</text:span></text:p>
      <text:p text:style-name="P1"><text:span text:style-name="T7">Vector :: Vector (int tam )<text:s/></text:span><text:span text:style-name="T8">{</text:span></text:p>
      <text:p text:style-name="P1"><text:span text:style-name="T8"><text:tab/>longitud = tam;</text:span></text:p>
      <text:p text:style-name="P1"><text:span text:style-name="T8"><text:tab/>datos = new Dato[tam];</text:span></text:p>
      <text:p text:style-name="P1"><text:span text:style-name="T8"><text:tab/>inicializar_datos ( );</text:span></text:p>
      <text:p text:style-name="P1"><text:span text:style-name="T8">}</text:span></text:p>
      <text:p text:style-name="P1"><text:span text:style-name="T8"/></text:p>
      <text:p text:style-name="P1"><text:span text:style-name="T8">// mostrar</text:span></text:p>
      <text:p text:style-name="P1"><text:span text:style-name="T8">...</text:span></text:p>
      <text:p text:style-name="P1"><text:span text:style-name="T8">// insertar</text:span></text:p>
      <text:p text:style-name="P1"><text:span text:style-name="T8">void Vector :: insertar ( Dato d, int pos) {</text:span></text:p>
      <text:p text:style-name="P1"><text:span text:style-name="T8"><text:tab/>datos[pos] = d;</text:span></text:p>
      <text:p text:style-name="P1"><text:span text:style-name="T8">}</text:span></text:p>
      <text:p text:style-name="P1"><text:span text:style-name="T8">// obtener</text:span></text:p>
      <text:p text:style-name="P1"><text:span text:style-name="T8">Dato Vector :: obtener ( int pos) {</text:span></text:p>
      <text:p text:style-name="P1"><text:span text:style-name="T8"><text:tab/>return datos[pos];</text:span></text:p>
      <text:p text:style-name="P1"><text:span text:style-name="T8">}</text:span></text:p>
      <text:p text:style-name="P1"><text:span text:style-name="T8"/></text:p>
      <text:p text:style-name="P1"><text:span text:style-name="T8">// redimensionar</text:span></text:p>
      <text:p text:style-name="P1"><text:span text:style-name="T8">void Vector :: redimensionar ( int tam ) {</text:span></text:p>
      <text:p text:style-name="P1"><text:span text:style-name="T8"><text:tab/>if ( longitud != tam) {</text:span></text:p>
      <text:p text:style-name="P1"><text:span text:style-name="T8"><text:tab/><text:tab/>Dato* aux = new Dato[tam];</text:span></text:p>
      <text:p text:style-name="P1"><text:span text:style-name="T8"><text:tab/><text:tab/>copiar_datos (aux, tam);</text:span></text:p>
      <text:p text:style-name="P1"><text:span text:style-name="T8"><text:tab/><text:tab/>if (longitud &gt;</text:span><text:span text:style-name="T9"><text:s/>0)</text:span></text:p>
      <text:p text:style-name="P1"><text:span text:style-name="T9"><text:tab/><text:tab/><text:tab/>delete<text:s/></text:span><text:span text:style-name="T10">[ ] datos;</text:span></text:p>
      <text:p text:style-name="P1"><text:span text:style-name="T10"><text:tab/><text:tab/>longitud = tam;</text:span></text:p>
      <text:p text:style-name="P1"><text:span text:style-name="T10"><text:tab/><text:tab/>datos = aux;</text:span></text:p>
      <text:p text:style-name="P1"><text:span text:style-name="T10"><text:tab/>}</text:span></text:p>
      <text:p text:style-name="P1"><text:span text:style-name="T10">}</text:span></text:p>
      <text:p text:style-name="P1"><text:span text:style-name="T10"/></text:p>
      <text:p text:style-name="P1"><text:span text:style-name="T10">// Destructor</text:span></text:p>
      <text:p text:style-name="P1"><text:span text:style-name="T10">Vector :: ~Vector ( ) {</text:span></text:p>
      <text:p text:style-name="P1"><text:span text:style-name="T10"><text:tab/>if (longitud &gt;</text:span><text:span text:style-name="T11"><text:s/>0)</text:span></text:p>
      <text:p text:style-name="P1"><text:span text:style-name="T11"><text:tab/><text:tab/>delete<text:s/></text:span><text:span text:style-name="T12">[ ] datos;</text:span></text:p>
      <text:p text:style-name="P1"><text:span text:style-name="T12">}</text:span></text:p>
      <text:p text:style-name="P1"><text:span text:style-name="T12"/></text:p>
      <text:p text:style-name="P1"><text:span text:style-name="T12">// Constructor de copia</text:span></text:p>
      <text:p text:style-name="P1"><text:span text:style-name="T12">Vector :: Vector<text:s/></text:span><text:span text:style-name="T13">( const Vector &amp; vec )<text:s/></text:span><text:span text:style-name="T14">{</text:span></text:p>
      <text:p text:style-name="P1"><text:span text:style-name="T14"><text:tab/>this-&gt;longitud = vec.longitud;</text:span></text:p>
      <text:p text:style-name="P1"><text:span text:style-name="T14"><text:tab/>if (longitud &gt;</text:span><text:span text:style-name="T15"><text:s/>0)<text:s/></text:span><text:span text:style-name="T16">{</text:span></text:p>
      <text:p text:style-name="P1"><text:span text:style-name="T16"><text:tab/><text:tab/>datos = new Dato[ longitud ];</text:span></text:p>
      <text:p text:style-name="P1"><text:span text:style-name="T16"><text:tab/><text:tab/>copiar_datos ( vec.datos, longitud);</text:span></text:p>
      <text:p text:style-name="P1"><text:span text:style-name="T16"><text:tab/>}</text:span></text:p>
      <text:p text:style-name="P1"><text:span text:style-name="T16"><text:tab/>else datos = 0;</text:span><text:span text:style-name="T17"/></text:p>
      <text:p text:style-name="P1"><text:span text:style-name="T18">}</text:span></text:p>
      <text:p text:style-name="P1"><text:span text:style-name="T18">// Sobrecarga del operador igual</text:span></text:p>
      <text:p text:style-name="P1"><text:span text:style-name="T18">void Vector :: operator= (<text:s/></text:span><text:span text:style-name="T19">const Vector &amp; vec )</text:span><text:span text:style-name="T20"><text:s/>{</text:span></text:p>
      <text:p text:style-name="P1"><text:span text:style-name="T20"><text:tab/>if (longitud &gt;</text:span><text:span text:style-name="T21"><text:s/>0)</text:span></text:p>
      <text:p text:style-name="P1"><text:span text:style-name="T21"><text:tab/><text:tab/>delete<text:s/></text:span><text:span text:style-name="T22">[ ] datos;</text:span></text:p>
      <text:p text:style-name="P1"><text:span text:style-name="T22"><text:tab/>this-&gt;longitud = vec.longitud;</text:span></text:p>
      <text:p text:style-name="P1"><text:span text:style-name="T22"><text:tab/>if (longitud &gt;</text:span><text:span text:style-name="T23"><text:s/>0)<text:s/></text:span><text:span text:style-name="T24">{</text:span></text:p>
      <text:p text:style-name="P1"><text:span text:style-name="T24"><text:tab/><text:tab/>datos = new Dato[ longitud ];</text:span></text:p>
      <text:p text:style-name="P1"><text:span text:style-name="T24"><text:tab/><text:tab/>copiar_datos ( vec.datos, longitud);</text:span></text:p>
      <text:p text:style-name="P1"><text:span text:style-name="T24"><text:tab/>}</text:span></text:p>
      <text:p text:style-name="P1"><text:span text:style-name="T24"><text:tab/>else datos = 0;</text:span><text:span text:style-name="T25"/></text:p>
      <text:p text:style-name="P1"><text:span text:style-name="T26">}</text:span></text:p>
      <text:p text:style-name="P1"><text:span text:style-name="T26"/></text:p>
      <text:p text:style-name="P1"><text:span text:style-name="T26">// USUARIOS</text:span></text:p>
      <text:p text:style-name="P1"><text:span text:style-name="T26">#</text:span><text:span text:style-name="T27">include "vector.h"</text:span></text:p>
      <text:p text:style-name="P1"><text:span text:style-name="T28"/></text:p>
      <text:p text:style-name="P1"><text:span text:style-name="T28">int main ( ) {</text:span></text:p>
      <text:p text:style-name="P1"><text:span text:style-name="T28"><text:tab/>Vector vec (10);</text:span></text:p>
      <text:p text:style-name="P1"><text:span text:style-name="T28"><text:tab/>vec.insertar (3244, 5);</text:span></text:p>
      <text:p text:style-name="P1"><text:span text:style-name="T28"><text:tab/>vec.mostrar( );</text:span></text:p>
      <text:p text:style-name="P1"><text:span text:style-name="T28"><text:tab/>vec.redimensionar (3);</text:span></text:p>
      <text:p text:style-name="P1"><text:span text:style-name="T29"><text:tab/></text:span></text:p>
      <text:p text:style-name="P1"><text:span text:style-name="T30">}</text:span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